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fo:language="en" fo:country="US" fo:font-weight="bold" style:font-size-asian="18pt" style:font-weight-asian="bold" style:font-size-complex="18pt" style:font-weight-complex="bold"/>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paragraph-properties fo:text-align="start" style:justify-single-word="false"/>
      <style:text-properties fo:language="en" fo:country="US" fo:font-weight="bold" style:font-weight-asian="bold" style:font-weight-complex="bold"/>
    </style:style>
    <style:style style:name="P4" style:family="paragraph" style:parent-style-name="Standard">
      <style:text-properties fo:language="en" fo:country="US" fo:font-weight="normal" style:font-weight-asian="normal" style:font-weight-complex="normal"/>
    </style:style>
    <style:style style:name="P5" style:family="paragraph" style:parent-style-name="Standard">
      <style:paragraph-properties fo:text-align="center" style:justify-single-word="false"/>
      <style:text-properties fo:language="en" fo:country="US" fo:font-weight="normal" style:font-weight-asian="normal" style:font-weight-complex="normal"/>
    </style:style>
    <style:style style:name="P6" style:family="paragraph" style:parent-style-name="Standard">
      <style:paragraph-properties fo:text-align="start" style:justify-single-word="false"/>
      <style:text-properties fo:language="en" fo:country="US" fo:font-weight="normal" style:font-weight-asian="normal" style:font-weight-complex="normal"/>
    </style:style>
    <style:style style:name="P7" style:family="paragraph" style:parent-style-name="Standard">
      <style:text-properties fo:language="en" fo:country="US" style:text-underline-style="solid" style:text-underline-width="auto" style:text-underline-color="font-color" fo:font-weight="normal" style:font-weight-asian="normal" style:font-weight-complex="normal"/>
    </style:style>
    <style:style style:name="P8" style:family="paragraph" style:parent-style-name="Standard">
      <style:text-properties fo:language="en" fo:country="US" fo:font-style="normal" fo:font-weight="normal" style:font-style-asian="normal" style:font-weight-asian="normal" style:font-style-complex="normal" style:font-weight-complex="normal"/>
    </style:style>
    <style:style style:name="P9" style:family="paragraph" style:parent-style-name="Standard">
      <style:paragraph-properties fo:text-align="center" style:justify-single-word="false"/>
      <style:text-properties fo:language="en" fo:country="US" fo:font-style="normal" fo:font-weight="normal" style:font-style-asian="normal" style:font-weight-asian="normal" style:font-style-complex="normal" style:font-weight-complex="normal"/>
    </style:style>
    <style:style style:name="P10" style:family="paragraph" style:parent-style-name="Standard">
      <style:text-properties fo:font-size="12pt" fo:language="en" fo:country="US"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fo:language="en" fo:country="US" fo:font-weight="normal" style:font-weight-asian="normal" style:font-weight-complex="normal"/>
    </style:style>
    <style:style style:name="P12" style:family="paragraph" style:parent-style-name="Standard" style:list-style-name="L1">
      <style:paragraph-properties fo:text-align="start" style:justify-single-word="false"/>
      <style:text-properties fo:language="en" fo:country="US" fo:font-weight="normal" style:font-weight-asian="normal" style:font-weight-complex="normal"/>
    </style:style>
    <style:style style:name="P13" style:family="paragraph" style:parent-style-name="Standard">
      <style:paragraph-properties fo:text-align="center" style:justify-single-word="false"/>
      <style:text-properties fo:language="en" fo:country="US" fo:font-weight="normal" style:font-weight-asian="normal" style:font-weight-complex="normal"/>
    </style:style>
    <style:style style:name="P14" style:family="paragraph" style:parent-style-name="Standard">
      <style:paragraph-properties fo:text-align="start" style:justify-single-word="false"/>
      <style:text-properties fo:language="en" fo:country="US" fo:font-weight="bold" style:font-weight-asian="bold" style:font-weight-complex="bold"/>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fr1" style:family="graphic" style:parent-style-name="Formula">
      <style:graphic-properties fo:margin-top="0.1in" fo:margin-bottom="0.1in" style:wrap="parallel" style:number-wrapped-paragraphs="no-limit" style:wrap-contour="false" style:vertical-pos="middle" style:vertical-rel="baseline" style:horizontal-pos="from-left" style:horizontal-rel="paragraph-content" draw:ole-draw-aspect="1"/>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fo:margin-top="0.1in" fo:margin-bottom="0in" style:wrap="parallel" style:number-wrapped-paragraphs="no-limit" style:wrap-contour="false" style:vertical-pos="middle" style:vertical-rel="text" style:horizontal-pos="from-left" style:horizontal-rel="paragraph-content" draw:ole-draw-aspect="1"/>
    </style:style>
    <style:style style:name="fr4" style:family="graphic" style:parent-style-name="Formula">
      <style:graphic-properties fo:margin-top="0.1in" fo:margin-bottom="0.1in" style:wrap="parallel" style:number-wrapped-paragraphs="no-limit" style:wrap-contour="false" style:vertical-pos="middle" style:vertical-rel="text" style:horizontal-pos="from-left" style:horizontal-rel="paragraph-content" draw:ole-draw-aspect="1"/>
    </style:style>
    <style:style style:name="fr5"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ep Learning for Image Recognition</text:p>
      <text:p text:style-name="P2"/>
      <text:p text:style-name="P2"/>
      <text:p text:style-name="P10">Abstract</text:p>
      <text:p text:style-name="P2"/>
      <text:p text:style-name="P4">Neural networks is one of the state-of-the-art algorithm for machine learning today. We can found them in autonomous robot systems, object and speech recognition, prediction and many others AI tasks. This paper will describe this algorithm as a object recognition tool and test it on natural picture dataset Caltech101. </text:p>
      <text:p text:style-name="P2"/>
      <text:p text:style-name="P7">Keywords</text:p>
      <text:p text:style-name="P2"/>
      <text:p text:style-name="P4">logistic regression, non-linear hypothesis, gradient descent, neural networks, deep learning, convolutional neural network, object recognition, image recognition, Caltech101</text:p>
      <text:p text:style-name="P2"/>
      <text:p text:style-name="P2"/>
      <text:p text:style-name="P10">Logistic Regression</text:p>
      <text:p text:style-name="P4"/>
      <text:p text:style-name="P4">Logistic Regression is a statistical model which we can see as an simple object classification algorithm. It says that object is in some class with some probability. In his basic form he can distinguish between two classes, but it can by generalize to any number of classes. LR is directly connected to neural network's and it will help you to understand them. </text:p>
      <text:p text:style-name="P4"/>
      <text:p text:style-name="Text_20_body">Base of this algorithm is sigmoid function. This function takes as a parameters model weights <text:span text:style-name="T1">theta </text:span>and input x. We call this function a <text:span text:style-name="T2">hypothesis</text:span>. I will use vectorize notation which is commonly used in neural networks. </text:p>
      <text:p text:style-name="P5"><draw:frame draw:style-name="fr1" draw:name="Object1" text:anchor-type="as-char" svg:width="1.289in" svg:height="0.4311in" draw:z-index="2"><draw:object xlink:href="./Object 1" xlink:type="simple" xlink:show="embed" xlink:actuate="onLoad"/><draw:image xlink:href="./ObjectReplacements/Object 1" xlink:type="simple" xlink:show="embed" xlink:actuate="onLoad"/></draw:frame></text:p>
      <text:p text:style-name="P4">This hypothesis is telling us what is model thinking in his current configuration that mean what is a output of the model with his current setting of weights. If we plot this function we will see that 0 &lt;= <draw:frame draw:style-name="fr2" draw:name="Object2" text:anchor-type="as-char" svg:width="0.3937in" svg:height="0.1909in" draw:z-index="3"><draw:object xlink:href="./Object 2" xlink:type="simple" xlink:show="embed" xlink:actuate="onLoad"/><draw:image xlink:href="./ObjectReplacements/Object 2" xlink:type="simple" xlink:show="embed" xlink:actuate="onLoad"/></draw:frame>&lt;= 1. <text:s/>This property makes this algorithm suitable for classification. If we add some threshold we can assign output of hypothesis to one of two classes. This unit is then called <text:span text:style-name="T2">binary decision unit</text:span>.</text:p>
      <text:p text:style-name="P4"/>
      <text:p text:style-name="P4">For purpose of illustration we define our training data to have two features x1 and x2 and belonging to two classes y=0 and y=1. By classification every data sample into class we are creating decision boundary. <text:s/>This boundary can look like this and it is set by the multiplication of model parameters with his input:</text:p>
      <text:p text:style-name="P4"/>
      <text:p text:style-name="P5"><draw:frame draw:style-name="fr2" draw:name="Object11" text:anchor-type="as-char" svg:width="3.3689in" svg:height="0.4508in" draw:z-index="7"><draw:object xlink:href="./Object 11" xlink:type="simple" xlink:show="embed" xlink:actuate="onLoad"/><draw:image xlink:href="./ObjectReplacements/Object 11" xlink:type="simple" xlink:show="embed" xlink:actuate="onLoad"/></draw:frame></text:p>
      <text:p text:style-name="P4"/>
      <text:p text:style-name="P5">TODO: illustration</text:p>
      <text:p text:style-name="P5"/>
      <text:p text:style-name="P4">Where the crosses are data belonging to first class and circles are data belonging to second class. In our example with threshold 0.5 function predicts:</text:p>
      <text:p text:style-name="P5"><draw:frame draw:style-name="fr3" draw:name="Object3" text:anchor-type="as-char" svg:width="2.5646in" svg:height="0.4744in" draw:z-index="0"><draw:object xlink:href="./Object 3" xlink:type="simple" xlink:show="embed" xlink:actuate="onLoad"/><draw:image xlink:href="./ObjectReplacements/Object 3" xlink:type="simple" xlink:show="embed" xlink:actuate="onLoad"/></draw:frame> </text:p>
      <text:p text:style-name="P4"/>
      <text:p text:style-name="P4">But what if our decision boundary was not fitting the data correctly. Then we have to change model <text:soft-page-break/>parameters. For this purpose we must first define cost function for this model which we derive from statistics principle of <text:span text:style-name="T2">maximum likelihood estimation</text:span>.</text:p>
      <text:p text:style-name="P5"><draw:frame draw:style-name="fr4" draw:name="Object4" text:anchor-type="as-char" svg:width="3.811in" svg:height="0.589in" draw:z-index="1"><draw:object xlink:href="./Object 4" xlink:type="simple" xlink:show="embed" xlink:actuate="onLoad"/><draw:image xlink:href="./ObjectReplacements/Object 4" xlink:type="simple" xlink:show="embed" xlink:actuate="onLoad"/></draw:frame></text:p>
      <text:p text:style-name="P4">This cost function penalize hypothesis for wrong answers. If we plot this log functions we will see that cost for wrong answers is exponentially growing to infinite and cost for correct answers is 0. By knowing that we want to minimize cost function for our data set. In chapter below I will describe Gradient Descent algorithm for minimizing cost function.</text:p>
      <text:p text:style-name="P5"><draw:frame draw:style-name="fr4" draw:name="Object5" text:anchor-type="as-char" svg:width="2.1043in" svg:height="0.648in" draw:z-index="4"><draw:object xlink:href="./Object 5" xlink:type="simple" xlink:show="embed" xlink:actuate="onLoad"/><draw:image xlink:href="./ObjectReplacements/Object 5" xlink:type="simple" xlink:show="embed" xlink:actuate="onLoad"/></draw:frame></text:p>
      <text:p text:style-name="P4"/>
      <text:p text:style-name="P4">Multiclass classification is done by <text:span text:style-name="T2">one-vs-all</text:span><text:span text:style-name="T1"> method sometimes called </text:span><text:span text:style-name="T2">one-vs-rest</text:span><text:span text:style-name="T1">. Basically we will divide our classification problem into set of binary classification problems. We will then train multiple classifiers (number of classifiers is the same as the number of classes </text:span><text:span text:style-name="T2">i</text:span><text:span text:style-name="T1">) each one producing his own </text:span><text:span text:style-name="T1"><draw:frame draw:style-name="fr2" draw:name="Object6" text:anchor-type="as-char" svg:width="0.4543in" svg:height="0.2146in" draw:z-index="5"><draw:object xlink:href="./Object 6" xlink:type="simple" xlink:show="embed" xlink:actuate="onLoad"/><draw:image xlink:href="./ObjectReplacements/Object 6" xlink:type="simple" xlink:show="embed" xlink:actuate="onLoad"/></draw:frame></text:span><text:span text:style-name="T1">. We will not apply the threshold thus our hypothesis is computing the probability of </text:span><text:span text:style-name="T1"><draw:frame draw:style-name="fr2" draw:name="Object8" text:anchor-type="as-char" svg:width="0.4409in" svg:height="0.1846in" draw:z-index="6"><draw:object xlink:href="./Object 8" xlink:type="simple" xlink:show="embed" xlink:actuate="onLoad"/><draw:image xlink:href="./ObjectReplacements/Object 8" xlink:type="simple" xlink:show="embed" xlink:actuate="onLoad"/><svg:desc>formula</svg:desc></draw:frame></text:span><text:span text:style-name="T1">. <text:s/>On output we will pick most certain classifier. </text:span></text:p>
      <text:p text:style-name="P8"/>
      <text:p text:style-name="P9"><draw:frame draw:style-name="fr2" draw:name="Object7" text:anchor-type="as-char" svg:width="0.8756in" svg:height="0.2146in" draw:z-index="8"><draw:object xlink:href="./Object 7" xlink:type="simple" xlink:show="embed" xlink:actuate="onLoad"/><draw:image xlink:href="./ObjectReplacements/Object 7" xlink:type="simple" xlink:show="embed" xlink:actuate="onLoad"/></draw:frame></text:p>
      <text:p text:style-name="P3">Gradient Descent</text:p>
      <text:p text:style-name="P3"/>
      <text:p text:style-name="P6">Gradient descent is model optimization algorithm. He is trying to fit model parameters according to data by minimizing cost function. If function which we are trying to minimize is convex we are guaranteed that function has only one minimum (global minimum). If not we can find sub optimal solution by ending up in local minimum. Backbone of this algorithm is very simple:</text:p>
      <text:p text:style-name="P6"/>
      <text:list xml:id="list2147004663381870225" text:style-name="L1">
        <text:list-item>
          <text:p text:style-name="P12">Initialize model with some parameters</text:p>
        </text:list-item>
        <text:list-item>
          <text:p text:style-name="P12">Keep changing model parameters by minimizing cost function until we find a minimum</text:p>
        </text:list-item>
      </text:list>
      <text:p text:style-name="P5"><draw:frame draw:style-name="fr4" draw:name="Object9" text:anchor-type="as-char" svg:width="4.4909in" svg:height="0.5618in" draw:z-index="9"><draw:object xlink:href="./Object 9" xlink:type="simple" xlink:show="embed" xlink:actuate="onLoad"/><draw:image xlink:href="./ObjectReplacements/Object 9" xlink:type="simple" xlink:show="embed" xlink:actuate="onLoad"/></draw:frame></text:p>
      <text:p text:style-name="P6">Where alpha is learning rate which is telling us how big our step will be (how fast will our algorithm will converge), derivative term is direction <text:s/>of steepest descent. Algorithm is implemented with simultaneous update of parameters. U should try different learning rates for your problem usually we initialize this with small number for example 0.001.</text:p>
      <text:p text:style-name="P6"/>
      <text:p text:style-name="P6">If we set learning rate too big there is a possibility to overshoot minimum and algorithm may fail to converge or even diverge. With proper (small enough) learning rate fixed, algorithm is guaranteed to converge and not overshoot the minimum because derivatives get smaller <text:s/>as we are approaching to minimum. On the other hand choosing learning rate too small algorithm will converge very slowly.</text:p>
      <text:p text:style-name="P6"/>
      <text:p text:style-name="P6">Testing that algorithm is working correctly can be done by plotting cost function <text:s/>as number of epoch (epoch is one go through over training set) done. We should see that cost function is decreasing every iteration. Or we may come up with more automatic way when we sample from cost function and check if we converged. Usually we declare convergence when step is smaller than <draw:frame draw:style-name="fr5" draw:name="Object10" text:anchor-type="as-char" svg:width="0.3701in" svg:height="0.2075in" draw:z-index="10"><draw:object xlink:href="./Object 10" xlink:type="simple" xlink:show="embed" xlink:actuate="onLoad"/><draw:image xlink:href="./ObjectReplacements/Object 10" xlink:type="simple" xlink:show="embed" xlink:actuate="onLoad"/></draw:frame> but this is state of preference. <text:s/>We can speed up Gradient Descent if we use some data normalization techniques such as Mean Normalization and Feature Scaling for more details <text:soft-page-break/>see[see]. </text:p>
      <text:p text:style-name="P6"/>
      <text:p text:style-name="P6">Gradient Descent isn't only algorithm to minimize objective cost function parameters. Here is a list of some more complex algorithms where we usually don't care about learning rate alpha and they are usually faster [list]. Also analytical solution exists, it's called normal equation. It is correct to use it when we don't have many features (matrix operations might take too long for large matrices). For more detail's about normal equation see this[this].</text:p>
      <text:p text:style-name="P6"/>
      <text:p text:style-name="P3">Regularization</text:p>
      <text:p text:style-name="P6"/>
      <text:p text:style-name="P6">While we are trying to fit some decision boundary to our dataset we may find that our function is not generalizing well. That mean we have good results on our training set but results on test set are poor. This problem is called <text:span text:style-name="T2">overfitting.</text:span> </text:p>
      <text:p text:style-name="P6"/>
      <text:p text:style-name="P5">TODO: picture of overfitting and underfitting</text:p>
      <text:p text:style-name="P6"/>
      <text:p text:style-name="P6">One solution to this problem is to reduce magnitude of model weights. Function than become smoother (simpler hypothesis) and will possibly generalize better. We do this by adding this lambda term to our logistic cost function which is iterating over our model parameters.</text:p>
      <text:p text:style-name="P5"><draw:frame draw:style-name="fr4" draw:name="Object12" text:anchor-type="as-char" svg:width="4.3839in" svg:height="0.4484in" draw:z-index="11"><draw:object xlink:href="./Object 12" xlink:type="simple" xlink:show="embed" xlink:actuate="onLoad"/><draw:image xlink:href="./ObjectReplacements/Object 12" xlink:type="simple" xlink:show="embed" xlink:actuate="onLoad"/></draw:frame></text:p>
      <text:p text:style-name="P6">Lambda is our regularization term which is controlling tradeoff between fitting our data well and keeping magnitude of weights small. See that we don't usually regularize the bias term <draw:frame draw:style-name="fr5" draw:name="Object13" text:anchor-type="as-char" svg:width="0.2189in" svg:height="0.1807in" draw:z-index="12"><draw:object xlink:href="./Object 13" xlink:type="simple" xlink:show="embed" xlink:actuate="onLoad"/><draw:image xlink:href="./ObjectReplacements/Object 13" xlink:type="simple" xlink:show="embed" xlink:actuate="onLoad"/></draw:frame>. Have this in mind when implementing Gradient Descent.</text:p>
      <text:p text:style-name="P6"/>
      <text:p text:style-name="P3">Non-linear hypothesis</text:p>
      <text:p text:style-name="P3"/>
      <text:p text:style-name="P6">Now we know about Logistic Regression classification algorithm which with Gradient Descent or some other optimization technique can calibrate very complex decision boundary by fitting many polynomial terms to cross any sort of data. So what is a flaw of this algorithm that resulted in need more sophisticated algorithms like Neural Network. It turns out that for many machine learning problems we need huge amount of features to learn properly. </text:p>
      <text:p text:style-name="P6"/>
      <text:p text:style-name="P6">For example if we only use quadratic features overall number of features will growth – and expression strength will not be so strong (decision boundary would have a form of ellipse). If we would use cubic features number of features will increase -. By knowing that we would like to recognize objects in 50x50 images than number of feature would be - for quadratic ones and for cubic ones it would be -. As we can see these numbers are way too high to work with in fact logistic regression algorithm is easy to work with when containing only 2 features.</text:p>
      <text:p text:style-name="P3"/>
      <text:p text:style-name="P6">TODO: designing features for logistic regression, number of features if we select ones....</text:p>
      <text:p text:style-name="P3"/>
      <text:p text:style-name="P3">Neural Networks</text:p>
      <text:p text:style-name="P6"/>
      <text:p text:style-name="P6">As I mentioned in Abstract, my work will focus only on object recognition capacities of this algorithm. Idea about Artificial Neural Networks is much deeper than just machine learning algorithm. Inspiration to this model is most complex part of human body – brain. In computational neuroscience is this artificial model used to create link to his biological sibling in order to understand how this intelligent system might work. Precisely understanding how human's <text:s/>learning works would be a big step not only in computer science. Also neural networks as a computational system could be interesting alternative to our standart sequential model.</text:p>
      <text:p text:style-name="P6"/>
      <text:p text:style-name="P6"><text:soft-page-break/>Basic computational unit of Neural Network is neuron. These neurons are connected to network by synapses. Neuron can have multiple input called dendrites which are collecting input from other neurons, creating dendritic tree. Output is called axon and is only one but can branch multiple times leading his signal to synapses. Neurons are then influenced by other neurons. To which degree is dependent on strength of synapses between them. This can dynamically change as we are observing new things. By this adaptation Neural Network is learning to perform useful computation. </text:p>
      <text:p text:style-name="P6"/>
      <text:p text:style-name="P5">TODO: neuron structure picture</text:p>
      <text:p text:style-name="P6"/>
      <text:p text:style-name="P6">Today in fact Artificial Neural Network is complex learning algorithm but yet is still very incomplete. Many research groups are coming up with ideas how to improve this algorithm. By combining these ideas we are able to find Neural Networks as a state-of-the-art algorithm in many artificial tasks. <text:s/>But especially on non crafted tasks, performance of this algorithm is still incomparable to human performance.</text:p>
      <text:p text:style-name="P6"/>
      <text:p text:style-name="P6">Here are some interesting uses of neural networks. The NASA Intelligent Flight Control System which enhance flight control system enabling pilot to maintain control and safely land an aircraft that has suffered a failure. Stanford computer scientists created system that can learn helicopter's to perform stunts only by watching. The DARPA SyNAPSE program is trying to build a computer which architecture is similar to brain. Such computer would be used to build robot's with intelligence of mice or cat. Ilya Sutskever created network which by reading Wikipedia was able to understand some syntax and semantics of human languages.</text:p>
      <text:p text:style-name="P6"/>
      <text:p text:style-name="P3">Neuron model</text:p>
      <text:p text:style-name="P6"/>
      <text:p text:style-name="P6">Here is model of artificial neuron. The synaptic strength is modeled by weights (sometimes called parameters) – value assigned to each input connection. Take note of this bias unit which allows us to set a threshold for neuron activation function.</text:p>
      <text:p text:style-name="P6"/>
      <text:p text:style-name="P5">TODO: picture of artificial neuron</text:p>
      <text:p text:style-name="P3"/>
      <text:p text:style-name="P6">Neuron takes his input multiplied by the weight and add the bias term. On result will apply some non-linear function. This is very simplified model of computation that biological neuron does. If our neuron would have logistic activation function that would be exactly the same as a logistic regression. We wouldn't computed hypothesis but only activation for this neuron.</text:p>
      <text:p text:style-name="P6"/>
      <text:p text:style-name="P3">Neural Network</text:p>
      <text:p text:style-name="P3"/>
      <text:p text:style-name="P6">To compute complete hypothesis we need create some architecture from neurons. The most commonest one is feed-forward neural network. This is standard architecture for object recognition and one that we will use for our experiments. First layer is called input layer, the last one is called output layer. Layer in between are called hidden layers. If there are more then one hidden layers we call this Deep Neural Network. Every Layer is computing activation function for its neurons by applying some non-linear function to activations coming from layer below.</text:p>
      <text:p text:style-name="P6"/>
      <text:p text:style-name="P6"><text:s/>Another architecture is Recurrent neural network which are much more powerful than Feed-forward nets. They are containing directed cycles between their connections making them suitable for modeling sequential data. Also they have ability to remember information for a long time and are more biologically realistic.</text:p>
      <text:p text:style-name="P6"/>
      <text:p text:style-name="P6">There are many more architectures usually deviation from this two above but I will focus only on describing Feed forward networks suitable for object recognition.</text:p>
      <text:p text:style-name="P6"/>
      <text:p text:style-name="P5">TODO: picture of neural network architectures</text:p>
      <text:p text:style-name="P3"><text:soft-page-break/>Learning</text:p>
      <text:p text:style-name="P3"/>
      <text:p text:style-name="P6">Todo: the goal of learning, backprop</text:p>
      <text:p text:style-name="P3"/>
      <text:p text:style-name="P3"/>
      <text:p text:style-name="P3"/>
      <text:p text:style-name="P6">Bias, non-linear hypothesis, neuron, architecture, <text:s/>backpropagation, pretraining, momentum, learning rate, regularization, generalization, momentum, learning rate, dropout</text:p>
      <text:p text:style-name="P3"/>
      <text:p text:style-name="P6">TODO: matrix notation, illustrative picture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5508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3H14M25S</meta:editing-duration>
    <meta:editing-cycles>65</meta:editing-cycles>
    <meta:generator>OpenOffice.org/3.4.1$Win32 OpenOffice.org_project/341m1$Build-9593</meta:generator>
    <dc:date>2013-03-05T13:12:38.63</dc:date>
    <meta:document-statistic meta:table-count="0" meta:image-count="0" meta:object-count="13" meta:page-count="5" meta:paragraph-count="59" meta:word-count="1849" meta:character-count="11635"/>
    <meta:user-defined meta:name="Info 1"/>
    <meta:user-defined meta:name="Info 2"/>
    <meta:user-defined meta:name="Info 3"/>
    <meta:user-defined meta:name="Info 4"/>
  </office:meta>
</office:document-meta>
</file>

<file path=Object 1/content.xml><?xml version="1.0" encoding="utf-8"?>
<math xmlns="http://www.w3.org/1998/Math/MathML">
  <semantics>
    <mrow>
      <msub>
        <mi>h</mi>
        <mrow>
          <mo stretchy="false">θ</mo>
        </mrow>
      </msub>
      <mrow>
        <mo stretchy="false">(</mo>
        <mrow>
          <mi>x</mi>
        </mrow>
        <mo stretchy="false">)</mo>
      </mrow>
      <mrow>
        <mi/>
        <mo stretchy="false">=</mo>
        <mi/>
      </mrow>
      <mfrac>
        <mrow>
          <mn>1</mn>
        </mrow>
        <mrow>
          <mrow>
            <mn>1</mn>
            <mo stretchy="false">+</mo>
            <msup>
              <mi mathvariant="normal">e</mi>
              <mrow>
                <mrow>
                  <mo stretchy="false">−</mo>
                  <mrow>
                    <mo stretchy="false">(</mo>
                    <mrow>
                      <msup>
                        <mo stretchy="false">θ</mo>
                        <mrow>
                          <mi>T</mi>
                        </mrow>
                      </msup>
                      <mi>x</mi>
                    </mrow>
                    <mo stretchy="false">)</mo>
                  </mrow>
                </mrow>
              </mrow>
            </msup>
          </mrow>
        </mrow>
      </mfrac>
    </mrow>
    <annotation encoding="StarMath 5.0">h_{%theta}(x) `=` {1} over {1 + func e^{-(%theta^{T}x) }}</annotation>
  </semantics>
</math>
</file>

<file path=Object 10/content.xml><?xml version="1.0" encoding="utf-8"?>
<math xmlns="http://www.w3.org/1998/Math/MathML">
  <semantics>
    <mrow>
      <msup>
        <mn>10</mn>
        <mrow>
          <mo stretchy="false">−</mo>
          <mn>3</mn>
        </mrow>
      </msup>
    </mrow>
    <annotation encoding="StarMath 5.0">10^-3</annotation>
  </semantics>
</math>
</file>

<file path=Object 11/content.xml><?xml version="1.0" encoding="utf-8"?>
<math xmlns="http://www.w3.org/1998/Math/MathML">
  <semantics>
    <mtable>
      <mtr>
        <mtd>
          <mrow>
            <mrow>
              <msub>
                <mo stretchy="false">θ</mo>
                <mn>0</mn>
              </msub>
              <mo stretchy="false">+</mo>
              <msub>
                <mo stretchy="false">θ</mo>
                <mn>1</mn>
              </msub>
            </mrow>
            <mrow>
              <msub>
                <mi>x</mi>
                <mn>1</mn>
              </msub>
              <mo stretchy="false">+</mo>
              <msub>
                <mo stretchy="false">θ</mo>
                <mn>2</mn>
              </msub>
            </mrow>
            <mrow>
              <msub>
                <mi>x</mi>
                <mn>2</mn>
              </msub>
              <mo stretchy="false">+</mo>
              <msub>
                <mo stretchy="false">θ</mo>
                <mn>3</mn>
              </msub>
            </mrow>
            <mrow>
              <msubsup>
                <mi>x</mi>
                <mn>1</mn>
                <mn>2</mn>
              </msubsup>
              <mo stretchy="false">+</mo>
              <msub>
                <mo stretchy="false">θ</mo>
                <mn>4</mn>
              </msub>
            </mrow>
            <msubsup>
              <mi>x</mi>
              <mn>2</mn>
              <mn>2</mn>
            </msubsup>
          </mrow>
        </mtd>
      </mtr>
      <mtr>
        <mtd>
          <mrow>
            <mi mathvariant="italic">if</mi>
            <mi/>
            <mrow>
              <mo stretchy="false">(</mo>
              <mrow>
                <msub>
                  <mo stretchy="false">θ</mo>
                  <mn>0</mn>
                </msub>
                <mrow>
                  <mi/>
                  <mo stretchy="false">=</mo>
                  <mrow>
                    <mi/>
                    <mo stretchy="false">−</mo>
                    <mn>1</mn>
                  </mrow>
                </mrow>
                <mi>;</mi>
                <msub>
                  <mo stretchy="false">θ</mo>
                  <mn>1</mn>
                </msub>
                <mrow>
                  <mi/>
                  <mo stretchy="false">=</mo>
                  <mi/>
                </mrow>
                <mn>0</mn>
                <mi>;</mi>
                <msub>
                  <mo stretchy="false">θ</mo>
                  <mn>2</mn>
                </msub>
                <mrow>
                  <mi/>
                  <mo stretchy="false">=</mo>
                  <mi/>
                </mrow>
                <mn>0</mn>
                <mi>;</mi>
                <msub>
                  <mo stretchy="false">θ</mo>
                  <mn>3</mn>
                </msub>
                <mrow>
                  <mi/>
                  <mo stretchy="false">=</mo>
                  <mi/>
                </mrow>
                <mn>1</mn>
                <mi>;</mi>
                <msub>
                  <mo stretchy="false">θ</mo>
                  <mn>4</mn>
                </msub>
                <mrow>
                  <mi/>
                  <mo stretchy="false">=</mo>
                  <mi/>
                </mrow>
                <mn>1</mn>
              </mrow>
              <mo stretchy="false">)</mo>
            </mrow>
            <mi/>
            <mi mathvariant="italic">then</mi>
          </mrow>
        </mtd>
      </mtr>
    </mtable>
    <annotation encoding="StarMath 5.0">%theta_0 + %theta_1 x_1 + %theta_2 x_2 + %theta_3 x_1^2 + %theta_4 x_2^2 newline
if`( %theta_0 `=` -1; %theta_1 `=` 0; %theta_2 `=` 0; %theta_3 `=` 1; %theta_4 `=` 1 )` then</annotation>
  </semantics>
</math>
</file>

<file path=Object 12/content.xml><?xml version="1.0" encoding="utf-8"?>
<math xmlns="http://www.w3.org/1998/Math/MathML">
  <semantics>
    <mrow>
      <mrow>
        <mrow>
          <mo stretchy="false">−</mo>
          <mrow>
            <mo stretchy="false">[</mo>
            <mrow>
              <mfrac>
                <mn>1</mn>
                <mi>m</mi>
              </mfrac>
              <mrow>
                <munderover>
                  <mo stretchy="false">∑</mo>
                  <mrow>
                    <mrow>
                      <mi>i</mi>
                      <mo stretchy="false">=</mo>
                      <mn>1</mn>
                    </mrow>
                  </mrow>
                  <mrow>
                    <mi>m</mi>
                  </mrow>
                </munderover>
                <msup>
                  <mi>y</mi>
                  <mrow>
                    <mo stretchy="false">(</mo>
                    <mrow>
                      <mi>i</mi>
                    </mrow>
                    <mo stretchy="false">)</mo>
                  </mrow>
                </msup>
              </mrow>
              <mi>log</mi>
              <mrow>
                <mrow>
                  <mo stretchy="false">(</mo>
                  <mrow>
                    <msub>
                      <mi>h</mi>
                      <mrow>
                        <mo stretchy="false">θ</mo>
                      </mrow>
                    </msub>
                    <mrow>
                      <mo stretchy="false">(</mo>
                      <mrow>
                        <msup>
                          <mi>x</mi>
                          <mrow>
                            <mo stretchy="false">(</mo>
                            <mrow>
                              <mi>i</mi>
                            </mrow>
                            <mo stretchy="false">)</mo>
                          </mrow>
                        </msup>
                      </mrow>
                      <mo stretchy="false">)</mo>
                    </mrow>
                  </mrow>
                  <mo stretchy="false">)</mo>
                </mrow>
                <mo stretchy="false">+</mo>
                <mrow>
                  <mo stretchy="false">(</mo>
                  <mrow>
                    <mrow>
                      <mn>1</mn>
                      <mo stretchy="false">−</mo>
                      <msup>
                        <mi>y</mi>
                        <mrow>
                          <mo stretchy="false">(</mo>
                          <mrow>
                            <mi>i</mi>
                          </mrow>
                          <mo stretchy="false">)</mo>
                        </mrow>
                      </msup>
                    </mrow>
                  </mrow>
                  <mo stretchy="false">)</mo>
                </mrow>
              </mrow>
              <mi>log</mi>
              <mrow>
                <mo stretchy="false">(</mo>
                <mrow>
                  <mrow>
                    <mn>1</mn>
                    <mo stretchy="false">−</mo>
                    <mrow>
                      <mo stretchy="false">(</mo>
                      <mrow>
                        <msub>
                          <mi>h</mi>
                          <mrow>
                            <mo stretchy="false">θ</mo>
                          </mrow>
                        </msub>
                        <mrow>
                          <mo stretchy="false">(</mo>
                          <mrow>
                            <msup>
                              <mi>x</mi>
                              <mrow>
                                <mo stretchy="false">(</mo>
                                <mrow>
                                  <mi>i</mi>
                                </mrow>
                                <mo stretchy="false">)</mo>
                              </mrow>
                            </msup>
                          </mrow>
                          <mo stretchy="false">)</mo>
                        </mrow>
                      </mrow>
                      <mo stretchy="false">)</mo>
                    </mrow>
                  </mrow>
                </mrow>
                <mo stretchy="false">)</mo>
              </mrow>
            </mrow>
            <mo stretchy="false">]</mo>
          </mrow>
        </mrow>
        <mo stretchy="false">+</mo>
        <mfrac>
          <mo stretchy="false">λ</mo>
          <mn>2m</mn>
        </mfrac>
      </mrow>
      <mrow>
        <munderover>
          <mo stretchy="false">∑</mo>
          <mrow>
            <mrow>
              <mi>j</mi>
              <mo stretchy="false">=</mo>
              <mn>1</mn>
            </mrow>
          </mrow>
          <mrow>
            <mi>n</mi>
          </mrow>
        </munderover>
        <msubsup>
          <mo stretchy="false">θ</mo>
          <mi>j</mi>
          <mn>2</mn>
        </msubsup>
      </mrow>
    </mrow>
    <annotation encoding="StarMath 5.0">- [1 over m sum from{i=1} to{m} y^(i) log(h_{%theta}(x^(i)))+(1-y^(i))log(1-(h_{%theta}(x^(i))))] + 
%lambda over 2m sum from{j=1} to {n} %theta_j^2</annotation>
  </semantics>
</math>
</file>

<file path=Object 13/content.xml><?xml version="1.0" encoding="utf-8"?>
<math xmlns="http://www.w3.org/1998/Math/MathML">
  <semantics>
    <mrow>
      <msub>
        <mo stretchy="false">θ</mo>
        <mn>0</mn>
      </msub>
    </mrow>
    <annotation encoding="StarMath 5.0">%theta_0</annotation>
  </semantics>
</math>
</file>

<file path=Object 2/content.xml><?xml version="1.0" encoding="utf-8"?>
<math xmlns="http://www.w3.org/1998/Math/MathML">
  <semantics>
    <mrow>
      <mi>h</mi>
      <mrow>
        <mo stretchy="false">(</mo>
        <mrow>
          <mo stretchy="false">θ</mo>
        </mrow>
        <mo stretchy="false">)</mo>
      </mrow>
    </mrow>
    <annotation encoding="StarMath 5.0"> h(%theta)</annotation>
  </semantics>
</math>
</file>

<file path=Object 3/content.xml><?xml version="1.0" encoding="utf-8"?>
<math xmlns="http://www.w3.org/1998/Math/MathML">
  <semantics>
    <mtable>
      <mtr>
        <mtd>
          <mrow>
            <mi mathvariant="italic">Predicts</mi>
            <mi/>
            <msub>
              <mi>h</mi>
              <mo stretchy="false">θ</mo>
            </msub>
            <mrow>
              <mrow>
                <mo stretchy="false">(</mo>
                <mrow>
                  <mi>x</mi>
                </mrow>
                <mo stretchy="false">)</mo>
              </mrow>
              <mo stretchy="false">=</mo>
              <mn>1</mn>
            </mrow>
            <mi/>
            <mi mathvariant="italic">if</mi>
            <mi/>
            <mrow>
              <mrow>
                <mrow>
                  <msubsup>
                    <mi>x</mi>
                    <mrow>
                      <mn>1</mn>
                    </mrow>
                    <mn>2</mn>
                  </msubsup>
                  <mo stretchy="false">+</mo>
                  <msubsup>
                    <mi>x</mi>
                    <mrow>
                      <mn>2</mn>
                    </mrow>
                    <mn>2</mn>
                  </msubsup>
                </mrow>
                <mo stretchy="false">−</mo>
                <mn>1</mn>
              </mrow>
              <mo stretchy="false">⩾</mo>
              <mn>0</mn>
            </mrow>
          </mrow>
        </mtd>
      </mtr>
      <mtr>
        <mtd>
          <mrow>
            <mi mathvariant="italic">Predicts</mi>
            <mi/>
            <msub>
              <mi>h</mi>
              <mo stretchy="false">θ</mo>
            </msub>
            <mrow>
              <mrow>
                <mo stretchy="false">(</mo>
                <mrow>
                  <mi>x</mi>
                </mrow>
                <mo stretchy="false">)</mo>
              </mrow>
              <mo stretchy="false">=</mo>
              <mn>0</mn>
            </mrow>
            <mi/>
            <mi mathvariant="italic">if</mi>
            <mi/>
            <mrow>
              <mrow>
                <mrow>
                  <msubsup>
                    <mi>x</mi>
                    <mrow>
                      <mn>1</mn>
                    </mrow>
                    <mn>2</mn>
                  </msubsup>
                  <mo stretchy="false">+</mo>
                  <msubsup>
                    <mi>x</mi>
                    <mrow>
                      <mn>2</mn>
                    </mrow>
                    <mn>2</mn>
                  </msubsup>
                </mrow>
                <mo stretchy="false">−</mo>
                <mn>1</mn>
              </mrow>
              <mo stretchy="false">&lt;</mo>
              <mn>0</mn>
            </mrow>
          </mrow>
        </mtd>
      </mtr>
    </mtable>
    <annotation encoding="StarMath 5.0">Predicts ~ h_%theta(x) = 1 ~ if ~ x_{1}^2 + x_{2}^2 - 1  geslant 0 newline
Predicts ~ h_%theta(x) = 0 ~ if ~ x_{1}^2 + x_{2}^2 - 1 &lt;  0</annotation>
  </semantics>
</math>
</file>

<file path=Object 4/content.xml><?xml version="1.0" encoding="utf-8"?>
<math xmlns="http://www.w3.org/1998/Math/MathML">
  <semantics>
    <mtable>
      <mtr>
        <mtd>
          <mrow>
            <mi mathvariant="italic">cost</mi>
            <mrow>
              <mo stretchy="false">(</mo>
              <mrow>
                <mi>h</mi>
                <mrow>
                  <mo stretchy="false">(</mo>
                  <mrow>
                    <mi>x</mi>
                  </mrow>
                  <mo stretchy="false">)</mo>
                </mrow>
                <mi>,</mi>
                <mi>y</mi>
              </mrow>
              <mo stretchy="false">)</mo>
            </mrow>
            <mrow>
              <mi/>
              <mo stretchy="false">=</mo>
              <mrow>
                <mi/>
                <mo stretchy="false">−</mo>
                <mi mathvariant="italic">ylog</mi>
              </mrow>
            </mrow>
            <mrow>
              <mrow>
                <mo stretchy="false">(</mo>
                <mrow>
                  <msub>
                    <mi>h</mi>
                    <mrow>
                      <mo stretchy="false">θ</mo>
                    </mrow>
                  </msub>
                  <mrow>
                    <mo stretchy="false">(</mo>
                    <mrow>
                      <mi>x</mi>
                    </mrow>
                    <mo stretchy="false">)</mo>
                  </mrow>
                </mrow>
                <mo stretchy="false">)</mo>
              </mrow>
              <mo stretchy="false">−</mo>
              <mrow>
                <mo stretchy="false">(</mo>
                <mrow>
                  <mrow>
                    <mn>1</mn>
                    <mo stretchy="false">−</mo>
                    <mi>y</mi>
                  </mrow>
                </mrow>
                <mo stretchy="false">)</mo>
              </mrow>
            </mrow>
            <mi>log</mi>
            <mrow>
              <mo stretchy="false">(</mo>
              <mrow>
                <mrow>
                  <mn>1</mn>
                  <mo stretchy="false">−</mo>
                  <mrow>
                    <mo stretchy="false">(</mo>
                    <mrow>
                      <msub>
                        <mi>h</mi>
                        <mrow>
                          <mo stretchy="false">θ</mo>
                        </mrow>
                      </msub>
                      <mrow>
                        <mo stretchy="false">(</mo>
                        <mrow>
                          <mi>x</mi>
                        </mrow>
                        <mo stretchy="false">)</mo>
                      </mrow>
                    </mrow>
                    <mo stretchy="false">)</mo>
                  </mrow>
                </mrow>
              </mrow>
              <mo stretchy="false">)</mo>
            </mrow>
          </mrow>
        </mtd>
      </mtr>
      <mtr>
        <mtd>
          <mrow>
            <mi mathvariant="italic">if</mi>
            <mi/>
            <mrow>
              <mi>y</mi>
              <mo stretchy="false">=</mo>
              <mn>0</mn>
            </mrow>
            <mi/>
            <mi mathvariant="italic">then</mi>
            <mrow>
              <mi/>
              <mo stretchy="false">−</mo>
              <mi>log</mi>
            </mrow>
            <mrow>
              <mo stretchy="false">(</mo>
              <mrow>
                <mrow>
                  <mn>1</mn>
                  <mo stretchy="false">−</mo>
                  <mrow>
                    <mo stretchy="false">(</mo>
                    <mrow>
                      <msub>
                        <mi>h</mi>
                        <mrow>
                          <mo stretchy="false">θ</mo>
                        </mrow>
                      </msub>
                      <mrow>
                        <mo stretchy="false">(</mo>
                        <mrow>
                          <mi>x</mi>
                        </mrow>
                        <mo stretchy="false">)</mo>
                      </mrow>
                    </mrow>
                    <mo stretchy="false">)</mo>
                  </mrow>
                </mrow>
              </mrow>
              <mo stretchy="false">)</mo>
            </mrow>
          </mrow>
        </mtd>
      </mtr>
      <mtr>
        <mtd>
          <mrow>
            <mi mathvariant="italic">if</mi>
            <mi/>
            <mrow>
              <mi>y</mi>
              <mo stretchy="false">=</mo>
              <mn>1</mn>
            </mrow>
            <mi/>
            <mi mathvariant="italic">then</mi>
            <mrow>
              <mi/>
              <mo stretchy="false">−</mo>
              <mi>log</mi>
            </mrow>
            <mrow>
              <mo stretchy="false">(</mo>
              <mrow>
                <msub>
                  <mi>h</mi>
                  <mrow>
                    <mo stretchy="false">θ</mo>
                  </mrow>
                </msub>
                <mrow>
                  <mo stretchy="false">(</mo>
                  <mrow>
                    <mi>x</mi>
                  </mrow>
                  <mo stretchy="false">)</mo>
                </mrow>
              </mrow>
              <mo stretchy="false">)</mo>
            </mrow>
          </mrow>
        </mtd>
      </mtr>
    </mtable>
    <annotation encoding="StarMath 5.0">cost(h(x),y)`=`-ylog(h_{%theta}(x))-(1-y)log(1-(h_{%theta}(x))) newline
if `y=0 `then` -log(1-(h_{%theta}(x))) newline
if `y=1 `then` -log(h_{%theta}(x))</annotation>
  </semantics>
</math>
</file>

<file path=Object 5/content.xml><?xml version="1.0" encoding="utf-8"?>
<math xmlns="http://www.w3.org/1998/Math/MathML">
  <semantics>
    <mtable>
      <mtr>
        <mtd>
          <mrow>
            <mi>J</mi>
            <mrow>
              <mrow>
                <mo stretchy="false">(</mo>
                <mrow>
                  <mo stretchy="false">θ</mo>
                </mrow>
                <mo stretchy="false">)</mo>
              </mrow>
              <mo stretchy="false">=</mo>
              <mfrac>
                <mn>1</mn>
                <mi>m</mi>
              </mfrac>
            </mrow>
            <mrow>
              <munderover>
                <mo stretchy="false">∑</mo>
                <mrow>
                  <mrow>
                    <mi>i</mi>
                    <mo stretchy="false">=</mo>
                    <mn>1</mn>
                  </mrow>
                </mrow>
                <mrow>
                  <mi>m</mi>
                </mrow>
              </munderover>
              <mrow>
                <mo stretchy="false">(</mo>
                <mrow>
                  <mi mathvariant="italic">cost</mi>
                  <mrow>
                    <mo stretchy="false">(</mo>
                    <mrow>
                      <msub>
                        <mi>h</mi>
                        <mo stretchy="false">θ</mo>
                      </msub>
                      <mrow>
                        <mo stretchy="false">(</mo>
                        <mrow>
                          <msup>
                            <mi>x</mi>
                            <mi>i</mi>
                          </msup>
                        </mrow>
                        <mo stretchy="false">)</mo>
                      </mrow>
                      <mi>,</mi>
                      <msup>
                        <mi>y</mi>
                        <mi>i</mi>
                      </msup>
                    </mrow>
                    <mo stretchy="false">)</mo>
                  </mrow>
                </mrow>
                <mo stretchy="false">)</mo>
              </mrow>
            </mrow>
          </mrow>
        </mtd>
      </mtr>
      <mtr>
        <mtd>
          <mrow>
            <msub>
              <mi mathvariant="italic">min</mi>
              <mo stretchy="false">θ</mo>
            </msub>
            <mi>J</mi>
            <mrow>
              <mo stretchy="false">(</mo>
              <mrow>
                <mo stretchy="false">θ</mo>
              </mrow>
              <mo stretchy="false">)</mo>
            </mrow>
          </mrow>
        </mtd>
      </mtr>
    </mtable>
    <annotation encoding="StarMath 5.0">J(%theta)= 1 over m sum from{i=1} to{m}(cost(h_%theta(x^i), y^i)) newline
min_%theta J(%theta)</annotation>
  </semantics>
</math>
</file>

<file path=Object 6/content.xml><?xml version="1.0" encoding="utf-8"?>
<math xmlns="http://www.w3.org/1998/Math/MathML">
  <semantics>
    <mrow>
      <msubsup>
        <mi>h</mi>
        <mo stretchy="false">θ</mo>
        <mi>i</mi>
      </msubsup>
      <mrow>
        <mo stretchy="false">(</mo>
        <mrow>
          <mi>x</mi>
        </mrow>
        <mo stretchy="false">)</mo>
      </mrow>
    </mrow>
    <annotation encoding="StarMath 5.0">h_%theta^i(x)</annotation>
  </semantics>
</math>
</file>

<file path=Object 7/content.xml><?xml version="1.0" encoding="utf-8"?>
<math xmlns="http://www.w3.org/1998/Math/MathML">
  <semantics>
    <mrow>
      <mi mathvariant="italic">max</mi>
      <mrow>
        <mo stretchy="false">(</mo>
        <mrow>
          <msubsup>
            <mi>h</mi>
            <mo stretchy="false">θ</mo>
            <mi>i</mi>
          </msubsup>
          <mrow>
            <mo stretchy="false">(</mo>
            <mrow>
              <mi>x</mi>
            </mrow>
            <mo stretchy="false">)</mo>
          </mrow>
        </mrow>
        <mo stretchy="false">)</mo>
      </mrow>
    </mrow>
    <annotation encoding="StarMath 5.0">max(h_%theta^i(x))</annotation>
  </semantics>
</math>
</file>

<file path=Object 8/content.xml><?xml version="1.0" encoding="utf-8"?>
<math xmlns="http://www.w3.org/1998/Math/MathML">
  <semantics>
    <mrow>
      <mi>y</mi>
      <mrow>
        <mi/>
        <mo stretchy="false">=</mo>
        <mi/>
      </mrow>
      <mi>i</mi>
    </mrow>
    <annotation encoding="StarMath 5.0">y`=`i</annotation>
  </semantics>
</math>
</file>

<file path=Object 9/content.xml><?xml version="1.0" encoding="utf-8"?>
<math xmlns="http://www.w3.org/1998/Math/MathML">
  <semantics>
    <mtable>
      <mtr>
        <mtd>
          <mrow>
            <mi mathvariant="italic">repeatUntilConverge</mi>
            <mi/>
            <mo stretchy="false">→</mo>
            <mi/>
            <mi mathvariant="italic">TMP</mi>
            <msub>
              <mo stretchy="false">θ</mo>
              <mi>j</mi>
            </msub>
            <mrow>
              <mi/>
              <mo stretchy="false">=</mo>
              <mi/>
            </mrow>
            <mrow>
              <msub>
                <mo stretchy="false">θ</mo>
                <mi>j</mi>
              </msub>
              <mo stretchy="false">−</mo>
              <mi mathvariant="italic">alpha</mi>
            </mrow>
            <mfrac>
              <mrow>
                <mo stretchy="false">∂</mo>
              </mrow>
              <mrow>
                <mo stretchy="false">∂</mo>
                <msub>
                  <mo stretchy="false">θ</mo>
                  <mi>j</mi>
                </msub>
              </mrow>
            </mfrac>
            <mi>J</mi>
            <mrow>
              <mo stretchy="false">(</mo>
              <mrow>
                <msub>
                  <mo stretchy="false">θ</mo>
                  <mn>0,</mn>
                </msub>
                <msub>
                  <mo stretchy="false">θ</mo>
                  <mn>1,.</mn>
                </msub>
                <mn>..</mn>
                <mi>,</mi>
                <msub>
                  <mo stretchy="false">θ</mo>
                  <mi>n</mi>
                </msub>
              </mrow>
              <mo stretchy="false">)</mo>
            </mrow>
          </mrow>
        </mtd>
      </mtr>
      <mtr>
        <mtd>
          <mrow>
            <mi/>
            <mo stretchy="false">→</mo>
            <mi/>
            <msub>
              <mo stretchy="false">θ</mo>
              <mi>j</mi>
            </msub>
            <mrow>
              <mi/>
              <mo stretchy="false">=</mo>
              <mi/>
            </mrow>
            <mi mathvariant="italic">TMP</mi>
            <msub>
              <mo stretchy="false">θ</mo>
              <mi>j</mi>
            </msub>
          </mrow>
        </mtd>
      </mtr>
    </mtable>
    <annotation encoding="StarMath 5.0">repeatUntilConverge 
~rightarrow~ TMP%theta_j `=` %theta_j - alpha {partial} over {partial %theta_j}J(%theta_0,%theta_1,..., %theta_n)
newline
~rightarrow~ %theta_j `=` TMP%theta_j
</annotation>
  </semantics>
</math>
</file>